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PQ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l master invia 24 pulse (clock) per quarto (PPQN = 24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gnature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Numeratore: quanti battiti ci sono in una misura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UNITA DI MISURA BATTITO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Denominatore signature: unita’ di misura di un battito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TICKS PER BEAT</text:p>
          </table:table-cell>
          <table:table-cell table:formula="of:=[.D2]/([.D4]/4)" office:value-type="float" office:value="12" calcext:value-type="float">
            <text:p>12</text:p>
          </table:table-cell>
          <table:table-cell office:value-type="string" calcext:value-type="string">
            <text:p>Poiche’ midi time code e’ in quarti di nota, questo numero indica il numero di impulsi midi clock per l’unita’ di misura della signature. La formula e’: PPQN / (unita’ misura battito / 4). 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TICKS PER MISURA</text:p>
          </table:table-cell>
          <table:table-cell table:formula="of:=[.D5]*[.D3]" office:value-type="float" office:value="36" calcext:value-type="float">
            <text:p>36</text:p>
          </table:table-cell>
          <table:table-cell office:value-type="string" calcext:value-type="string">
            <text:p>Il numero di tick in una misura e’ dato dal numero di battiti (Numeratore signature) moltiplicato per i tick per battito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TICKS PER SUDDIVISIONE</text:p>
          </table:table-cell>
          <table:table-cell table:formula="of:=[.D5]/2" office:value-type="float" office:value="6" calcext:value-type="float">
            <text:p>6</text:p>
          </table:table-cell>
          <table:table-cell office:value-type="string" calcext:value-type="string">
            <text:p>La suddivisione standard e’ l'unita’  piu’ piccola che ha senso tracciare, come un ottavo o un sedicesimo rispetto al battito. Assumiamo che la suddivisione sia la meta’  del battito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Posizione attuale MTC counter</text:p>
          </table:table-cell>
          <table:table-cell office:value-type="float" office:value="1287" calcext:value-type="float">
            <text:p>128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=</text:p>
          </table:table-cell>
          <table:table-cell table:formula="of:=TRUNC(([.D10]-1)/[.D6])+1" office:value-type="float" office:value="36" calcext:value-type="float">
            <text:p>36</text:p>
          </table:table-cell>
          <table:table-cell office:value-type="string" calcext:value-type="string">
            <text:p>MISURA (M):</text:p>
          </table:table-cell>
          <table:table-cell office:value-type="string" calcext:value-type="string">
            <text:p>Formula: 1+Trunc((contatore-1)/ticks per misur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=</text:p>
          </table:table-cell>
          <table:table-cell table:formula="of:=1+TRUNC(MOD([.D10]-1; [.D6])/[.D5])" office:value-type="float" office:value="3" calcext:value-type="float">
            <text:p>3</text:p>
          </table:table-cell>
          <table:table-cell office:value-type="string" calcext:value-type="string">
            <text:p>BEAT (B):</text:p>
          </table:table-cell>
          <table:table-cell office:value-type="string" calcext:value-type="string">
            <text:p>Formula: 1+Trunc(((contatore-1) MOD ticks per misura))/ Ticks per bea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=</text:p>
          </table:table-cell>
          <table:table-cell table:formula="of:=1+TRUNC(MOD([.D10]-1; [.D5])/[.D7])" office:value-type="float" office:value="1" calcext:value-type="float">
            <text:p>1</text:p>
          </table:table-cell>
          <table:table-cell office:value-type="string" calcext:value-type="string">
            <text:p>SUDDIVISIONE (S):</text:p>
          </table:table-cell>
          <table:table-cell office:value-type="string" calcext:value-type="string">
            <text:p>Formula: 1+Trunc((contatore-1) MOD ticks per beat)/Ticks per suddivisione)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1T10:58:10.532544833</meta:creation-date>
    <dc:date>2025-11-21T12:17:51.555999594</dc:date>
    <meta:editing-duration>PT1H8M5S</meta:editing-duration>
    <meta:editing-cycles>8</meta:editing-cycles>
    <meta:generator>LibreOffice/7.4.7.2$Linux_X86_64 LibreOffice_project/40$Build-2</meta:generator>
    <meta:document-statistic meta:table-count="1" meta:cell-count="32" meta:object-count="0"/>
  </office:meta>
</office:document-meta>
</file>